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B2" style:family="table-cell">
      <style:table-cell-properties style:vertical-align="bottom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2692712" text:id="ct112692712">
          <text:insertion>
            <office:change-info>
              <dc:creator>Luc Saffre</dc:creator>
              <dc:date>2012-08-16T13:10:00</dc:date>
            </office:change-info>
          </text:insertion>
        </text:changed-region>
        <text:changed-region xml:id="ct112809112" text:id="ct112809112">
          <text:insertion>
            <office:change-info>
              <dc:creator>Luc Saffre</dc:creator>
              <dc:date>2012-08-16T13:02:00</dc:date>
            </office:change-info>
          </text:insertion>
        </text:changed-region>
        <text:changed-region xml:id="ct115868184" text:id="ct115868184">
          <text:insertion>
            <office:change-info>
              <dc:creator>Luc Saffre</dc:creator>
              <dc:date>2012-08-16T16:29:00</dc:date>
            </office:change-info>
          </text:insertion>
        </text:changed-region>
        <text:changed-region xml:id="ct112921456" text:id="ct112921456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12921624" text:id="ct112921624">
          <text:insertion>
            <office:change-info>
              <dc:creator>Luc Saffre</dc:creator>
              <dc:date>2012-08-16T12:58:00</dc:date>
            </office:change-info>
          </text:insertion>
        </text:changed-region>
        <text:changed-region xml:id="ct112921768" text:id="ct112921768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12926144" text:id="ct112926144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12926360" text:id="ct112926360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12953008" text:id="ct112953008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15199304" text:id="ct115199304">
          <text:insertion>
            <office:change-info>
              <dc:creator>Luc Saffre</dc:creator>
              <dc:date>2012-08-16T13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ustomer:</text:p>
      <text:p text:style-name="Standard"><text:change-start text:change-id="ct112692712"/>self.customer.address()<text:change-end text:change-id="ct112692712"/></text:p>
      <text:p text:style-name="Standard"/>
      <text:h text:style-name="Heading_20_1" text:outline-level="1"><text:change-start text:change-id="ct112809112"/>self<text:change-end text:change-id="ct112809112"/></text:h>
      <text:p text:style-name="Standard">Date: <text:change-start text:change-id="ct115868184"/>dtos(self.date)<text:change-end text:change-id="ct115868184"/>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office:value-type="string">
            <text:p text:style-name="P1">Description</text:p>
          </table:table-cell>
          <table:table-cell office:value-type="string">
            <text:p text:style-name="P1">unit price</text:p>
          </table:table-cell>
          <table:table-cell office:value-type="string">
            <text:p text:style-name="P1">quantity</text:p>
          </table:table-cell>
          <table:table-cell office:value-type="string">
            <text:p text:style-name="P1">total</text:p>
          </table:table-cell>
        </table:table-row>
        <table:table-row>
          <table:table-cell office:value-type="string">
            <text:p text:style-name="Standard"><text:change-start text:change-id="ct112921456"/>row.title<text:change-end text:change-id="ct112921456"/><text:line-break/><text:change-start text:change-id="ct112921624"/>row.product<text:change-end text:change-id="ct112921624"/><text:line-break/><text:change-start text:change-id="ct112921768"/>row.description<text:change-end text:change-id="ct112921768"/></text:p>
          </table:table-cell>
          <table:table-cell table:style-name="Table1.B2" office:value-type="string">
            <text:p text:style-name="P2"><office:annotation><dc:creator>Luc Saffre</dc:creator><dc:date>2012-08-16T13:06:49.64</dc:date><text:p text:style-name="P3"><text:span text:style-name="T1">do row for row in self.items.all()</text:span></text:p></office:annotation><text:change-start text:change-id="ct112926144"/>row.unit_price<text:change-end text:change-id="ct112926144"/></text:p>
          </table:table-cell>
          <table:table-cell table:style-name="Table1.B2" office:value-type="string">
            <text:p text:style-name="P2"><text:change-start text:change-id="ct112926360"/>row.qty<text:change-end text:change-id="ct112926360"/></text:p>
          </table:table-cell>
          <table:table-cell table:style-name="Table1.B2" office:value-type="string">
            <text:p text:style-name="P2"><text:change-start text:change-id="ct112953008"/>row.total<text:change-end text:change-id="ct112953008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Payment terms: <text:change-start text:change-id="ct115199304"/>self.payment_term<text:change-end text:change-id="ct115199304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8-16T12:56:05.75</meta:creation-date>
    <dc:date>2012-08-16T16:52:20.12</dc:date>
    <dc:creator>Luc Saffre</dc:creator>
    <meta:editing-duration>PT3H13M53S</meta:editing-duration>
    <meta:editing-cycles>6</meta:editing-cycles>
    <meta:generator>LibreOffice/3.4$Win32 LibreOffice_project/340m1$Build-402</meta:generator>
    <meta:document-statistic meta:table-count="1" meta:image-count="0" meta:object-count="0" meta:page-count="1" meta:paragraph-count="13" meta:word-count="20" meta:character-count="191" meta:non-whitespace-character-count="185"/>
  </office:meta>
</office:document-meta>
</file>